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UML Class Diagram Example for Generating the XML from file:</text:p>
      <text:p text:style-name="Standard"/>
      <text:p text:style-name="Standard"/>
      <text:p text:style-name="Standard"><text:s text:c="8"/>Singleton Class</text:p>
      <text:p text:style-name="Standard"><draw:rect text:anchor-type="paragraph" draw:z-index="0" draw:style-name="gr1" draw:text-style-name="P1" svg:width="1.9276in" svg:height="0.4795in" svg:x="0.3425in" svg:y="0.0016in"><text:p text:style-name="P1">XMLAggregationProcess</text:p></draw:rect></text:p>
      <text:p text:style-name="Standard"/>
      <text:p text:style-name="Standard"><draw:custom-shape text:anchor-type="paragraph" draw:z-index="3" draw:style-name="gr3" svg:width="0.1567in" svg:height="0.2087in" svg:x="1.1756in" svg:y="1.9929in"><text:p/><draw:enhanced-geometry svg:viewBox="0 0 21600 21600" draw:glue-points="10800 0 5400 10800 10800 21600 16200 10800" draw:text-areas="5400 0 16200 10800" draw:type="flowchart-merge" draw:enhanced-path="M 0 0 L 21600 0 10800 21600 0 0 Z N"/></draw:custom-shape><draw:rect text:anchor-type="paragraph" draw:z-index="1" draw:style-name="gr1" draw:text-style-name="P1" svg:width="1.9276in" svg:height="1.0315in" svg:x="0.3425in" svg:y="0.0972in"><text:p text:style-name="P1">Main function to initiate the</text:p><text:p text:style-name="P1"><text:s/>process</text:p></draw:rect><draw:line text:anchor-type="paragraph" draw:z-index="2" draw:style-name="gr2" draw:text-style-name="P1" svg:x1="1.2382in" svg:y1="1.1283in" svg:x2="1.2382in" svg:y2="1.9827in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rect text:anchor-type="paragraph" draw:z-index="4" draw:style-name="gr1" draw:text-style-name="P1" svg:width="2.0315in" svg:height="0.3024in" svg:x="0.3217in" svg:y="0.072in"><text:p text:style-name="P1">GetData</text:p></draw:rect><draw:rect text:anchor-type="paragraph" draw:z-index="6" draw:style-name="gr1" draw:text-style-name="P1" svg:width="2.0315in" svg:height="0.4598in" svg:x="4.1654in" svg:y="0.0827in"><text:p text:style-name="P1">XMLDataMapping</text:p></draw:rect></text:p>
      <text:p text:style-name="Standard"><draw:rect text:anchor-type="paragraph" draw:z-index="7" draw:style-name="gr1" draw:text-style-name="P1" svg:width="2.0315in" svg:height="1.4988in" svg:x="4.1654in" svg:y="0.3508in"><text:p text:style-name="P1">This class used to stored the </text:p><text:p text:style-name="P1">element values to</text:p><text:p text:style-name="P1"><text:s/>mapping at runtime for xml </text:p><text:p text:style-name="P1">generation process.</text:p></draw:rect><draw:line text:anchor-type="paragraph" draw:z-index="8" draw:style-name="gr2" draw:text-style-name="P1" svg:x1="4.1654in" svg:y1="0.7764in" svg:x2="2.3528in" svg:y2="0.7764in"><text:p/></draw:line><draw:rect text:anchor-type="paragraph" draw:z-index="9" draw:style-name="gr1" draw:text-style-name="P1" svg:width="2.0315in" svg:height="2.4795in" svg:x="0.3217in" svg:y="2.7346in"><text:p text:style-name="P1">buildXml(),buildXmlOne()</text:p><text:p text:style-name="P1">buildXmlTwo()</text:p><text:p text:style-name="P1">buildXmlThree()</text:p><text:p text:style-name="P1">buildXmlFour()</text:p><text:p text:style-name="P1">Buildxml is a method </text:p><text:p text:style-name="P1">to buildingthe xml </text:p><text:p text:style-name="P1">data based on Integer condition </text:p><text:p text:style-name="P1">from</text:p><text:p text:style-name="P1"><text:s/>ged files</text:p><text:p text:style-name="P1"><text:s/>basis from the input string.</text:p></draw:rect><draw:rect text:anchor-type="paragraph" draw:z-index="5" draw:style-name="gr1" draw:text-style-name="P1" svg:width="2.0315in" svg:height="1.6358in" svg:x="0.3217in" svg:y="0.1827in"><text:p text:style-name="P1">processData()</text:p><text:p text:style-name="P1">Processdata is method to </text:p><text:p text:style-name="P1">Read and parse the </text:p><text:p text:style-name="P1">input file</text:p></draw:rect><draw:line text:anchor-type="paragraph" draw:z-index="10" draw:style-name="gr2" draw:text-style-name="P1" svg:x1="1.2382in" svg:y1="1.8181in" svg:x2="1.2382in" svg:y2="2.2244in"><text:p/></draw:line><draw:custom-shape text:anchor-type="paragraph" draw:z-index="11" draw:style-name="gr3" svg:width="0.1567in" svg:height="0.2087in" svg:x="1.1756in" svg:y="2.2244in"><text:p/><draw:enhanced-geometry svg:viewBox="0 0 21600 21600" draw:glue-points="10800 0 5400 10800 10800 21600 16200 10800" draw:text-areas="5400 0 16200 10800" draw:type="flowchart-merge" draw:enhanced-path="M 0 0 L 21600 0 10800 21600 0 0 Z N"/></draw:custom-shape><draw:rect text:anchor-type="paragraph" draw:z-index="12" draw:style-name="gr1" draw:text-style-name="P1" svg:width="2.0315in" svg:height="0.3024in" svg:x="0.3217in" svg:y="2.4327in"><text:p text:style-name="P1">GetData</text:p></draw:rect><draw:rect text:anchor-type="paragraph" draw:z-index="13" draw:style-name="gr1" draw:text-style-name="P1" svg:width="2.0315in" svg:height="0.4169in" svg:x="4.1339in" svg:y="2.4846in"><text:p text:style-name="P1">XMLTag</text:p></draw:rect><draw:rect text:anchor-type="paragraph" draw:z-index="14" draw:style-name="gr1" draw:text-style-name="P1" svg:width="2.0524in" svg:height="1.2803in" svg:x="4.1339in" svg:y="2.9016in"><text:p text:style-name="P1">startElement()</text:p><text:p text:style-name="P1">endElement()</text:p><text:p text:style-name="P1">The above two method used to </text:p><text:p text:style-name="P1">generate the</text:p><text:p text:style-name="P1"><text:s/>xml start tag and end tag.</text:p><text:p text:style-name="P1">This one time process.</text:p></draw:rect><draw:line text:anchor-type="paragraph" draw:z-index="15" draw:style-name="gr2" draw:text-style-name="P1" svg:x1="4.1654in" svg:y1="0.7764in" svg:x2="2.3528in" svg:y2="0.7764in"><text:p/></draw:line><draw:line text:anchor-type="paragraph" draw:z-index="16" draw:style-name="gr2" draw:text-style-name="P1" svg:x1="4.1654in" svg:y1="0.7764in" svg:x2="2.3528in" svg:y2="0.7764in"><text:p/></draw:line><draw:line text:anchor-type="paragraph" draw:z-index="17" draw:style-name="gr2" draw:text-style-name="P1" svg:x1="4.1339in" svg:y1="3.2764in" svg:x2="2.3528in" svg:y2="3.2764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5-01T14:30:28.06</meta:creation-date>
    <dc:date>2012-05-08T15:39:35.83</dc:date>
    <meta:editing-duration>PT00H14M06S</meta:editing-duration>
    <meta:editing-cycles>7</meta:editing-cycles>
    <meta:generator>OpenOffice.org/3.1$Win32 OpenOffice.org_project/310m11$Build-9399</meta:generator>
    <meta:document-statistic meta:table-count="0" meta:image-count="0" meta:object-count="0" meta:page-count="1" meta:paragraph-count="2" meta:word-count="12" meta:character-count="82"/>
  </office:meta>
</office:document-meta>
</file>